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solid" svg:stroke-width="0.159cm" svg:stroke-color="#ff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09cm" svg:stroke-color="#ff33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09cm" svg:stroke-color="#000000" draw:stroke-linejoin="miter" draw:fill="solid" draw:fill-color="#4f81bd" draw:textarea-vertical-align="middle" draw:auto-grow-height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5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.176cm" fo:margin-bottom="0cm" fo:line-height="100%" fo:text-align="center" fo:text-indent="0cm" style:punctuation-wrap="hanging"/>
      <style:text-properties fo:hyphenate="false"/>
    </style:style>
    <style:style style:name="T1" style:family="text">
      <style:text-properties fo:color="#a50021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color="#000000" style:text-line-through-style="none" fo:font-family="Symbol" style:font-family-generic="roman" style:font-pitch="variabl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color="#000000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a5002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Rectangle 9" draw:style-name="gr1" draw:text-style-name="P1" draw:layer="layout" svg:width="13.268cm" svg:height="7.377cm" svg:x="1.428cm" svg:y="0.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8" draw:style-name="gr2" draw:text-style-name="P1" draw:layer="layout" svg:width="12.925cm" svg:height="6.176cm" svg:x="1.6cm" svg:y="1.415cm">
          <text:p/>
          <draw:enhanced-geometry draw:mirror-horizontal="false" draw:mirror-vertical="false" draw:text-areas="?f12 ?f13 ?f14 ?f15" svg:viewBox="0 0 0 0" draw:type="ooxml-non-primitive" draw:enhanced-path="M 0 1027 C 250 1040 500 1054 720 907 940 760 1007 294 1320 147 1633 0 2116 13 2600 27 N">
            <draw:equation draw:name="f0" draw:formula="0*logwidth/2600"/>
            <draw:equation draw:name="f1" draw:formula="1873*logheight/1054"/>
            <draw:equation draw:name="f2" draw:formula="973*logwidth/2600"/>
            <draw:equation draw:name="f3" draw:formula="1654*logheight/1054"/>
            <draw:equation draw:name="f4" draw:formula="1783*logwidth/2600"/>
            <draw:equation draw:name="f5" draw:formula="267*logheight/1054"/>
            <draw:equation draw:name="f6" draw:formula="3512*logwidth/2600"/>
            <draw:equation draw:name="f7" draw:formula="49*logheight/1054"/>
            <draw:equation draw:name="f8" draw:formula="0*60000/65536"/>
            <draw:equation draw:name="f9" draw:formula="0*60000/65536"/>
            <draw:equation draw:name="f10" draw:formula="0*60000/65536"/>
            <draw:equation draw:name="f11" draw:formula="0*60000/65536"/>
            <draw:equation draw:name="f12" draw:formula="0*logwidth/2600"/>
            <draw:equation draw:name="f13" draw:formula="0*logheight/1054"/>
            <draw:equation draw:name="f14" draw:formula="2600*logwidth/2600"/>
            <draw:equation draw:name="f15" draw:formula="1054*logheight/1054"/>
          </draw:enhanced-geometry>
        </draw:custom-shape>
        <draw:custom-shape draw:name="Rectangle 76" draw:style-name="gr3" draw:text-style-name="P1" draw:layer="layout" svg:width="2.485cm" svg:height="1.436cm" svg:x="6.841cm" svg:y="7.678cm">
          <text:p text:style-name="P2"><text:span text:style-name="T1">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3" draw:text-style-name="P1" draw:layer="layout" svg:width="2.71cm" svg:height="1.435cm" draw:transform="rotate (1.5707963267949) translate (-0.1cm 5.529cm)">
          <text:p text:style-name="P2"><text:span text:style-name="T1">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9" draw:style-name="gr4" draw:text-style-name="P1" draw:layer="layout" svg:x1="5.527cm" svg:y1="6.64cm" svg:x2="6.643cm" svg:y2="7.498cm">
          <text:p/>
        </draw:line>
        <draw:line draw:name="Line 80" draw:style-name="gr4" draw:text-style-name="P1" draw:layer="layout" svg:x1="5.871cm" svg:y1="6.211cm" svg:x2="7.558cm" svg:y2="7.498cm">
          <text:p/>
        </draw:line>
        <draw:line draw:name="Line 81" draw:style-name="gr4" draw:text-style-name="P1" draw:layer="layout" svg:x1="6.214cm" svg:y1="5.667cm" svg:x2="8.616cm" svg:y2="7.526cm">
          <text:p/>
        </draw:line>
        <draw:line draw:name="Line 82" draw:style-name="gr4" draw:text-style-name="P1" draw:layer="layout" svg:x1="6.328cm" svg:y1="5.038cm" svg:x2="9.417cm" svg:y2="7.412cm">
          <text:p/>
        </draw:line>
        <draw:line draw:name="Line 83" draw:style-name="gr4" draw:text-style-name="P1" draw:layer="layout" svg:x1="6.586cm" svg:y1="4.466cm" svg:x2="10.389cm" svg:y2="7.383cm">
          <text:p/>
        </draw:line>
        <draw:line draw:name="Line 84" draw:style-name="gr4" draw:text-style-name="P1" draw:layer="layout" svg:x1="6.929cm" svg:y1="4.037cm" svg:x2="11.419cm" svg:y2="7.498cm">
          <text:p/>
        </draw:line>
        <draw:line draw:name="Line 85" draw:style-name="gr4" draw:text-style-name="P1" draw:layer="layout" svg:x1="7.158cm" svg:y1="3.437cm" svg:x2="12.448cm" svg:y2="7.498cm">
          <text:p/>
        </draw:line>
        <draw:line draw:name="Line 86" draw:style-name="gr4" draw:text-style-name="P1" draw:layer="layout" svg:x1="7.558cm" svg:y1="3.008cm" svg:x2="13.42cm" svg:y2="7.526cm">
          <text:p/>
        </draw:line>
        <draw:line draw:name="Line 87" draw:style-name="gr4" draw:text-style-name="P1" draw:layer="layout" svg:x1="8.015cm" svg:y1="2.522cm" svg:x2="14.507cm" svg:y2="7.498cm">
          <text:p/>
        </draw:line>
        <draw:line draw:name="Line 88" draw:style-name="gr4" draw:text-style-name="P1" draw:layer="layout" svg:x1="8.473cm" svg:y1="2.207cm" svg:x2="14.507cm" svg:y2="6.84cm">
          <text:p/>
        </draw:line>
        <draw:line draw:name="Line 89" draw:style-name="gr4" draw:text-style-name="P1" draw:layer="layout" svg:x1="9.159cm" svg:y1="2.007cm" svg:x2="14.621cm" svg:y2="6.211cm">
          <text:p/>
        </draw:line>
        <draw:line draw:name="Line 90" draw:style-name="gr4" draw:text-style-name="P1" draw:layer="layout" svg:x1="9.931cm" svg:y1="1.807cm" svg:x2="14.507cm" svg:y2="5.324cm">
          <text:p/>
        </draw:line>
        <draw:line draw:name="Line 91" draw:style-name="gr4" draw:text-style-name="P1" draw:layer="layout" svg:x1="5.013cm" svg:y1="7.04cm" svg:x2="5.67cm" svg:y2="7.555cm">
          <text:p/>
        </draw:line>
        <draw:line draw:name="Line 92" draw:style-name="gr4" draw:text-style-name="P1" draw:layer="layout" svg:x1="10.761cm" svg:y1="1.721cm" svg:x2="14.593cm" svg:y2="4.666cm">
          <text:p/>
        </draw:line>
        <draw:line draw:name="Line 93" draw:style-name="gr4" draw:text-style-name="P1" draw:layer="layout" svg:x1="11.733cm" svg:y1="1.635cm" svg:x2="14.536cm" svg:y2="3.78cm">
          <text:p/>
        </draw:line>
        <draw:line draw:name="Line 94" draw:style-name="gr4" draw:text-style-name="P1" draw:layer="layout" svg:x1="12.677cm" svg:y1="1.664cm" svg:x2="14.593cm" svg:y2="3.122cm">
          <text:p/>
        </draw:line>
        <draw:line draw:name="Line 95" draw:style-name="gr4" draw:text-style-name="P1" draw:layer="layout" svg:x1="13.621cm" svg:y1="1.664cm" svg:x2="14.564cm" svg:y2="2.379cm">
          <text:p/>
        </draw:line>
        <draw:custom-shape draw:name="Rectangle 97" draw:style-name="gr5" draw:text-style-name="P1" draw:layer="layout" svg:width="2.623cm" svg:height="1.214cm" svg:x="1.563cm" svg:y="5.90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6" draw:text-style-name="P1" draw:layer="layout" svg:width="3.029cm" svg:height="1.098cm" svg:x="1.409cm" svg:y="5.958cm">
          <text:p text:style-name="P3"><text:span text:style-name="T2">lag (</text:span><text:span text:style-name="T3">l</text:span><text:span text:style-name="T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5" draw:text-style-name="P1" draw:layer="layout" svg:width="3.032cm" svg:height="1.214cm" draw:transform="rotate (1.10584061406361) translate (4.614cm 5.15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6" draw:text-style-name="P1" draw:layer="layout" svg:width="4.665cm" svg:height="1.098cm" draw:transform="rotate (1.10584061406361) translate (4.185cm 5.759cm)">
          <text:p text:style-name="P3"><text:span text:style-name="T2">slope (</text:span><text:span text:style-name="T3">m</text:span><text:span text:style-name="T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5" draw:text-style-name="P1" draw:layer="layout" svg:width="6.891cm" svg:height="1.743cm" svg:x="7.634cm" svg:y="3.1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7" draw:style-name="gr6" draw:text-style-name="P1" draw:layer="layout" svg:width="7.177cm" svg:height="1.945cm" svg:x="7.437cm" svg:y="3.088cm">
          <text:p text:style-name="P3"><text:span text:style-name="T2">Area under the curve </text:span><text:span text:style-name="T2"><text:line-break/></text:span><text:span text:style-name="T2">(AU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5" draw:text-style-name="P1" draw:layer="layout" svg:width="2.824cm" svg:height="1.11cm" svg:x="11.414cm" svg:y="0.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4" draw:style-name="gr6" draw:text-style-name="P1" draw:layer="layout" svg:width="3.359cm" svg:height="1.098cm" svg:x="11.262cm" svg:y="0.3cm">
          <text:p text:style-name="P3"><text:span text:style-name="T4">max (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18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de" style:country-asian="DE" style:font-style-asian="normal" style:font-weight-asian="norm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0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language-asian="de" style:country-asian="DE" style:font-style-asian="normal" style:font-weight-asian="normal" style:font-family-complex="Mangal" style:font-family-generic-complex="system" style:font-pitch-complex="variable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002cm" fo:page-height="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shrink-to-fit" fo:min-height="1.503cm" fo:padding-top="0.071cm" fo:padding-bottom="0.071cm" fo:padding-left="0.143cm" fo:padding-right="0.143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fo:min-height="5.22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2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4" draw:layer="backgroundobjects" svg:width="12.751cm" svg:height="1.928cm" svg:x="1.125cm" svg:y="2.796cm" presentation:class="title" presentation:user-transformed="true">
        <draw:text-box>
          <text:p text:style-name="MP3"><text:span text:style-name="MT1">Klicken Sie, um das Format des Titeltextes zu bearbeitenTitelmasterformat durch Klicken bearbeiten</text:span></text:p>
        </draw:text-box>
      </draw:frame>
      <draw:frame draw:name="Datumsplatzhalter 3" presentation:style-name="Mpr2" draw:text-style-name="MP6" draw:layer="backgroundobjects" svg:width="0cm" svg:height="0cm" svg:x="0cm" svg:y="0cm" presentation:class="date-time">
        <draw:text-box>
          <text:p text:style-name="MP5"><text:span text:style-name="MT2"><text:date style:data-style-name="D1" text:date-value="2013-03-30">30.03.13</text:date></text:span></text:p>
        </draw:text-box>
      </draw:frame>
      <draw:frame draw:name="Fußzeilenplatzhalter 4" presentation:style-name="Mpr2" draw:text-style-name="MP6" draw:layer="backgroundobjects" svg:width="0cm" svg:height="0cm" svg:x="0cm" svg:y="0cm" presentation:class="footer">
        <draw:text-box>
          <text:p/>
        </draw:text-box>
      </draw:frame>
      <draw:frame draw:name="Foliennummernplatzhalter 5" presentation:style-name="Mpr2" draw:text-style-name="MP6" draw:layer="backgroundobjects" svg:width="0cm" svg:height="0cm" svg:x="0cm" svg:y="0cm" presentation:class="page-number">
        <draw:text-box>
          <text:p text:style-name="MP5"><text:span text:style-name="MT2"><text:page-number>&lt;Nummer&gt;</text:page-number></text:span></text:p>
        </draw:text-box>
      </draw:frame>
      <draw:frame presentation:style-name="Titelfolie-outline1" draw:layer="backgroundobjects" svg:width="13.2cm" svg:height="5.219cm" svg:x="0.75cm" svg:y="2.106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3-30T19:44:33.93</dc:date>
    <dc:creator>Johannes Sikorski</dc:creator>
    <meta:generator>LibreOffice/3.6$Windows_x86 LibreOffice_project/5b93205-6e6b3fc-7830f6d-c08ad66-1d9bf4</meta:generator>
    <meta:editing-duration>P0D</meta:editing-duration>
    <meta:editing-cycles>1</meta:editing-cycles>
    <meta:document-statistic meta:object-count="52"/>
  </office:meta>
</office:document-meta>
</file>